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850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1])" table:allow-empty-cell="true" table:display-list="unsorted" table:base-cell-address="Feuille1.X21"/>
        <table:content-validation table:name="val7" table:condition="of:cell-content-is-in-list([$Feuille1.$A$34:.$A$141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26" table:default-cell-style-name="ce25"/>
        <table:table-column table:style-name="co27" table:default-cell-style-name="Default"/>
        <table:table-column table:style-name="co28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roximit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00">
            <text:p>80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roximity</text:p>
          </table:table-cell>
          <table:table-cell table:content-validation-name="val5" office:value-type="string">
            <text:p>greater</text:p>
          </table:table-cell>
          <table:table-cell office:value-type="float" office:value="570">
            <text:p>57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1</text:p>
          </table:table-cell>
          <table:table-cell table:number-columns-repeated="979"/>
        </table:table-row>
        <table:table-row table:style-name="ro3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5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5:59:04.56</dc:date>
    <meta:editing-duration>PT6H59M6S</meta:editing-duration>
    <meta:editing-cycles>310</meta:editing-cycles>
    <dc:creator>Wister </dc:creator>
    <meta:document-statistic meta:table-count="1" meta:cell-count="3280" meta:object-count="0"/>
  </office:meta>
</office:document-meta>
</file>